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74.21pt"/>
    </style:style>
    <style:style style:name="co4" style:family="table-column">
      <style:table-column-properties fo:break-before="auto" style:column-width="91.64pt"/>
    </style:style>
    <style:style style:name="co5" style:family="table-column">
      <style:table-column-properties fo:break-before="auto" style:column-width="78.46pt"/>
    </style:style>
    <style:style style:name="co6" style:family="table-column">
      <style:table-column-properties fo:break-before="auto" style:column-width="95.9pt"/>
    </style:style>
    <style:style style:name="co7" style:family="table-column">
      <style:table-column-properties fo:break-before="auto" style:column-width="29.7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fl-10instance-tra-373-1000res--1folds-0.001ridge-300w2vdim-17-09_17:59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. RMSE</text:p>
          </table:table-cell>
          <table:table-cell office:value-type="string" calcext:value-type="string">
            <text:p>Meaning_Error</text:p>
          </table:table-cell>
          <table:table-cell office:value-type="string" calcext:value-type="string">
            <text:p>std. Meaning Error</text:p>
          </table:table-cell>
          <table:table-cell office:value-type="string" calcext:value-type="string">
            <text:p>Sentence_Error</text:p>
          </table:table-cell>
          <table:table-cell office:value-type="string" calcext:value-type="string">
            <text:p>std. Sentence Error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69146826611523" calcext:value-type="float">
            <text:p>0.2691468266</text:p>
          </table:table-cell>
          <table:table-cell office:value-type="float" office:value="0.300960855035395" calcext:value-type="float">
            <text:p>0.300960855</text:p>
          </table:table-cell>
          <table:table-cell office:value-type="float" office:value="0.188806970509383" calcext:value-type="float">
            <text:p>0.1888069705</text:p>
          </table:table-cell>
          <table:table-cell office:value-type="float" office:value="0.275441421072297" calcext:value-type="float">
            <text:p>0.2754414211</text:p>
          </table:table-cell>
          <table:table-cell office:value-type="float" office:value="0.46112600536193" calcext:value-type="float">
            <text:p>0.4611260054</text:p>
          </table:table-cell>
          <table:table-cell office:value-type="float" office:value="0.498486521924996" calcext:value-type="float">
            <text:p>0.4984865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95282363683205" calcext:value-type="float">
            <text:p>0.2952823637</text:p>
          </table:table-cell>
          <table:table-cell office:value-type="float" office:value="0.377309766128236" calcext:value-type="float">
            <text:p>0.3773097661</text:p>
          </table:table-cell>
          <table:table-cell office:value-type="float" office:value="0.20292672028597" calcext:value-type="float">
            <text:p>0.2029267203</text:p>
          </table:table-cell>
          <table:table-cell office:value-type="float" office:value="0.277742436224123" calcext:value-type="float">
            <text:p>0.2777424362</text:p>
          </table:table-cell>
          <table:table-cell office:value-type="float" office:value="0.487935656836461" calcext:value-type="float">
            <text:p>0.4879356568</text:p>
          </table:table-cell>
          <table:table-cell office:value-type="float" office:value="0.499854430433534" calcext:value-type="float">
            <text:p>0.49985443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79508333271932" calcext:value-type="float">
            <text:p>0.2795083333</text:p>
          </table:table-cell>
          <table:table-cell office:value-type="float" office:value="0.328105127944145" calcext:value-type="float">
            <text:p>0.3281051279</text:p>
          </table:table-cell>
          <table:table-cell office:value-type="float" office:value="0.182417336907954" calcext:value-type="float">
            <text:p>0.1824173369</text:p>
          </table:table-cell>
          <table:table-cell office:value-type="float" office:value="0.266868533016736" calcext:value-type="float">
            <text:p>0.266868533</text:p>
          </table:table-cell>
          <table:table-cell office:value-type="float" office:value="0.439678284182306" calcext:value-type="float">
            <text:p>0.4396782842</text:p>
          </table:table-cell>
          <table:table-cell office:value-type="float" office:value="0.496347953154649" calcext:value-type="float">
            <text:p>0.49634795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72579332259423" calcext:value-type="float">
            <text:p>0.2725793323</text:p>
          </table:table-cell>
          <table:table-cell office:value-type="float" office:value="0.297834971529182" calcext:value-type="float">
            <text:p>0.2978349715</text:p>
          </table:table-cell>
          <table:table-cell office:value-type="float" office:value="0.190058087578195" calcext:value-type="float">
            <text:p>0.1900580876</text:p>
          </table:table-cell>
          <table:table-cell office:value-type="float" office:value="0.272385512907022" calcext:value-type="float">
            <text:p>0.2723855129</text:p>
          </table:table-cell>
          <table:table-cell office:value-type="float" office:value="0.463806970509383" calcext:value-type="float">
            <text:p>0.4638069705</text:p>
          </table:table-cell>
          <table:table-cell office:value-type="float" office:value="0.498688344175289" calcext:value-type="float">
            <text:p>0.49868834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83497586542049" calcext:value-type="float">
            <text:p>0.2834975865</text:p>
          </table:table-cell>
          <table:table-cell office:value-type="float" office:value="0.356934205903302" calcext:value-type="float">
            <text:p>0.3569342059</text:p>
          </table:table-cell>
          <table:table-cell office:value-type="float" office:value="0.197475424486148" calcext:value-type="float">
            <text:p>0.1974754245</text:p>
          </table:table-cell>
          <table:table-cell office:value-type="float" office:value="0.280058070504117" calcext:value-type="float">
            <text:p>0.2800580705</text:p>
          </table:table-cell>
          <table:table-cell office:value-type="float" office:value="0.46112600536193" calcext:value-type="float">
            <text:p>0.4611260054</text:p>
          </table:table-cell>
          <table:table-cell office:value-type="float" office:value="0.498486521924996" calcext:value-type="float">
            <text:p>0.49848652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7979844474247" calcext:value-type="float">
            <text:p>0.2797984447</text:p>
          </table:table-cell>
          <table:table-cell office:value-type="float" office:value="0.335148559410217" calcext:value-type="float">
            <text:p>0.3351485594</text:p>
          </table:table-cell>
          <table:table-cell office:value-type="float" office:value="0.19142091152815" calcext:value-type="float">
            <text:p>0.1914209115</text:p>
          </table:table-cell>
          <table:table-cell office:value-type="float" office:value="0.266664109824656" calcext:value-type="float">
            <text:p>0.2666641098</text:p>
          </table:table-cell>
          <table:table-cell office:value-type="float" office:value="0.46916890080429" calcext:value-type="float">
            <text:p>0.4691689008</text:p>
          </table:table-cell>
          <table:table-cell office:value-type="float" office:value="0.499048538042528" calcext:value-type="float">
            <text:p>0.4990485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61704900036754" calcext:value-type="float">
            <text:p>0.2617049</text:p>
          </table:table-cell>
          <table:table-cell office:value-type="float" office:value="0.255843427395989" calcext:value-type="float">
            <text:p>0.2558434274</text:p>
          </table:table-cell>
          <table:table-cell office:value-type="float" office:value="0.18612600536193" calcext:value-type="float">
            <text:p>0.1861260054</text:p>
          </table:table-cell>
          <table:table-cell office:value-type="float" office:value="0.262616950528171" calcext:value-type="float">
            <text:p>0.2626169505</text:p>
          </table:table-cell>
          <table:table-cell office:value-type="float" office:value="0.479892761394102" calcext:value-type="float">
            <text:p>0.4798927614</text:p>
          </table:table-cell>
          <table:table-cell office:value-type="float" office:value="0.499595535364004" calcext:value-type="float">
            <text:p>0.49959553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79371907521273" calcext:value-type="float">
            <text:p>0.2793719075</text:p>
          </table:table-cell>
          <table:table-cell office:value-type="float" office:value="0.325443581535316" calcext:value-type="float">
            <text:p>0.3254435815</text:p>
          </table:table-cell>
          <table:table-cell office:value-type="float" office:value="0.200402144772118" calcext:value-type="float">
            <text:p>0.2004021448</text:p>
          </table:table-cell>
          <table:table-cell office:value-type="float" office:value="0.280128649912508" calcext:value-type="float">
            <text:p>0.2801286499</text:p>
          </table:table-cell>
          <table:table-cell office:value-type="float" office:value="0.471849865951743" calcext:value-type="float">
            <text:p>0.471849866</text:p>
          </table:table-cell>
          <table:table-cell office:value-type="float" office:value="0.499206941010504" calcext:value-type="float">
            <text:p>0.4992069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78396442269535" calcext:value-type="float">
            <text:p>0.2783964423</text:p>
          </table:table-cell>
          <table:table-cell office:value-type="float" office:value="0.337446641889895" calcext:value-type="float">
            <text:p>0.3374466419</text:p>
          </table:table-cell>
          <table:table-cell office:value-type="float" office:value="0.190259159964254" calcext:value-type="float">
            <text:p>0.19025916</text:p>
          </table:table-cell>
          <table:table-cell office:value-type="float" office:value="0.275480718044922" calcext:value-type="float">
            <text:p>0.275480718</text:p>
          </table:table-cell>
          <table:table-cell office:value-type="float" office:value="0.453083109919571" calcext:value-type="float">
            <text:p>0.4530831099</text:p>
          </table:table-cell>
          <table:table-cell office:value-type="float" office:value="0.497793938718805" calcext:value-type="float">
            <text:p>0.49779393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2628885836196" calcext:value-type="float">
            <text:p>0.2726288858</text:p>
          </table:table-cell>
          <table:table-cell office:value-type="float" office:value="0.305090622182191" calcext:value-type="float">
            <text:p>0.3050906222</text:p>
          </table:table-cell>
          <table:table-cell office:value-type="float" office:value="0.189075067024129" calcext:value-type="float">
            <text:p>0.189075067</text:p>
          </table:table-cell>
          <table:table-cell office:value-type="float" office:value="0.266015851872508" calcext:value-type="float">
            <text:p>0.2660158519</text:p>
          </table:table-cell>
          <table:table-cell office:value-type="float" office:value="0.463806970509383" calcext:value-type="float">
            <text:p>0.4638069705</text:p>
          </table:table-cell>
          <table:table-cell office:value-type="float" office:value="0.498688344175289" calcext:value-type="float">
            <text:p>0.49868834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1])" office:value-type="float" office:value="0.277191502277436" calcext:value-type="float">
            <text:p>0.2771915023</text:p>
          </table:table-cell>
          <table:table-cell/>
          <table:table-cell table:formula="of:=AVERAGE([.D2:.D11])" office:value-type="float" office:value="0.191896782841823" calcext:value-type="float">
            <text:p>0.1918967828</text:p>
          </table:table-cell>
          <table:table-cell/>
          <table:table-cell table:formula="of:=AVERAGE([.F2:.F11])" office:value-type="float" office:value="0.46514745308311" calcext:value-type="float">
            <text:p>0.4651474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2:.B11])" office:value-type="float" office:value="0.00901885126976873" calcext:value-type="float">
            <text:p>0.0090188513</text:p>
          </table:table-cell>
          <table:table-cell/>
          <table:table-cell table:formula="of:=STDEV([.D2:.D11])" office:value-type="float" office:value="0.00642980728061647" calcext:value-type="float">
            <text:p>0.0064298073</text:p>
          </table:table-cell>
          <table:table-cell/>
          <table:table-cell table:formula="of:=STDEV([.F2:.F11])" office:value-type="float" office:value="0.0134494342656768" calcext:value-type="float">
            <text:p>0.013449434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8T01:27:06.136688037</dc:date>
    <dc:creator>Surender Kumar</dc:creator>
    <meta:editing-duration>PT45S</meta:editing-duration>
    <meta:editing-cycles>1</meta:editing-cycles>
    <meta:document-statistic meta:table-count="1" meta:cell-count="96" meta:object-count="0"/>
    <meta:generator>LibreOffice/5.1.4.2$Linux_X86_64 LibreOffice_project/10m0$Build-2</meta:generator>
  </office:meta>
</office:document-meta>
</file>